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2"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style>
    <style:style style:name="P3"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text-line-through-style="none" style:font-name="Georgia" fo:font-size="10.5pt" fo:letter-spacing="normal" fo:font-style="normal" style:text-underline-style="none" fo:font-weight="bold" style:text-blinking="false" fo:background-color="transparent" style:font-size-asian="10.5pt" style:font-weight-asian="bold" style:font-size-complex="10.5pt" style:font-weight-complex="bold"/>
    </style:style>
    <style:style style:name="P5" style:family="paragraph" style:parent-style-name="_5b_Normal_5d_">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name-complex="Times New Roman2" style:font-size-complex="10.5pt"/>
    </style:style>
    <style:style style:name="P8"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9"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bold" style:font-size-asian="10.5pt" style:font-size-complex="10.5pt"/>
    </style:style>
    <style:style style:name="P10" style:family="paragraph" style:parent-style-name="Text_20_body">
      <style:paragraph-properties fo:margin-left="0in" fo:margin-right="0in" fo:margin-top="0in" fo:margin-bottom="0in" fo:line-height="100%" fo:orphans="2" fo:widows="2" fo:text-indent="0in" style:auto-text-indent="false"/>
      <style:text-properties fo:color="#000000" fo:font-size="10.5pt" style:font-size-asian="10.5pt" style:font-size-complex="10.5pt"/>
    </style:style>
    <style:style style:name="P11" style:family="paragraph" style:parent-style-name="Text_20_body">
      <style:paragraph-properties fo:margin-left="0in" fo:margin-right="0in" fo:margin-top="0in" fo:margin-bottom="0in" fo:line-height="100%" fo:orphans="2" fo:widows="2" fo:text-indent="0in" style:auto-text-indent="false"/>
      <style:text-properties fo:color="#000000"/>
    </style:style>
    <style:style style:name="P12" style:family="paragraph" style:parent-style-name="Text_20_body">
      <style:paragraph-properties fo:margin-left="0in" fo:margin-right="0in" fo:margin-top="0in" fo:margin-bottom="0in" fo:line-height="100%" fo:orphans="2" fo:widows="2" fo:text-indent="0in" style:auto-text-indent="false"/>
      <style:text-properties fo:color="#000000" style:font-name="Georgia" fo:font-size="10.5pt" style:font-size-asian="10.5pt" style:font-size-complex="10.5pt"/>
    </style:style>
    <style:style style:name="P13"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a0a0a" style:font-name="Georgia" fo:font-size="10.5pt" fo:letter-spacing="normal" style:font-size-asian="10.5pt" style:font-size-complex="10.5pt"/>
    </style:style>
    <style:style style:name="P14" style:family="paragraph" style:parent-style-name="No_20_Spacing">
      <style:paragraph-properties fo:margin-left="0in" fo:margin-right="0in" fo:text-align="start" style:justify-single-word="false" fo:text-indent="0in" style:auto-text-indent="false"/>
      <style:text-properties style:font-name="Georgia" fo:font-size="10.5pt" style:font-size-asian="10.5pt" style:font-name-complex="Times New Roman2" style:font-size-complex="10.5pt"/>
    </style:style>
    <style:style style:name="P15"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16" style:family="paragraph" style:parent-style-name="Standard">
      <style:paragraph-properties fo:margin-left="0in" fo:margin-right="0in" fo:margin-top="0in" fo:margin-bottom="0in" fo:line-height="100%"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17" style:family="paragraph" style:parent-style-name="Text_20_body" style:master-page-name="Standard">
      <style:paragraph-properties fo:margin-top="0in" fo:margin-bottom="0in" fo:line-height="100%" fo:text-align="center" style:justify-single-word="false" style:page-number="auto"/>
      <style:text-properties fo:font-variant="normal" fo:text-transform="none" fo:color="#000000" style:font-name="Times New Roman1" fo:font-size="14pt" fo:letter-spacing="normal" fo:font-style="normal" fo:font-weight="bold" style:font-size-asian="12pt" style:font-name-complex="Times New Roman2" style:font-size-complex="12pt"/>
    </style:style>
    <style:style style:name="P18" style:family="paragraph" style:parent-style-name="Text_20_body" style:list-style-name="L1">
      <style:paragraph-properties fo:margin-left="0in" fo:margin-right="0in" fo:margin-top="0in" fo:margin-bottom="0in" fo:line-height="100%" fo:orphans="2" fo:widows="2" fo:text-indent="0in" style:auto-text-indent="false"/>
      <style:text-properties fo:color="#000000" fo:font-size="10.5pt" style:font-size-asian="10.5pt" style:font-size-complex="10.5pt"/>
    </style:style>
    <style:style style:name="P19" style:family="paragraph" style:parent-style-name="Text_20_body">
      <style:paragraph-properties fo:margin-left="0in" fo:margin-right="0in" fo:margin-top="0in" fo:margin-bottom="0in" fo:line-height="100%" fo:orphans="2" fo:widows="2" fo:text-indent="0in" style:auto-text-indent="false"/>
      <style:text-properties fo:color="#000000"/>
    </style:style>
    <style:style style:name="P20" style:family="paragraph" style:parent-style-name="Text_20_body" style:list-style-name="L1">
      <style:paragraph-properties fo:margin-left="0in" fo:margin-right="0in" fo:margin-top="0in" fo:margin-bottom="0in" fo:line-height="100%" fo:orphans="2" fo:widows="2" fo:text-indent="0in" style:auto-text-indent="false"/>
      <style:text-properties fo:color="#000000"/>
    </style:style>
    <style:style style:name="P21" style:family="paragraph" style:parent-style-name="Text_20_body" style:list-style-name="L2">
      <style:paragraph-properties fo:margin-left="0in" fo:margin-right="0in" fo:margin-top="0in" fo:margin-bottom="0in" fo:line-height="100%" fo:orphans="2" fo:widows="2" fo:text-indent="0in" style:auto-text-indent="false"/>
      <style:text-properties fo:color="#000000"/>
    </style:style>
    <style:style style:name="P22" style:family="paragraph" style:parent-style-name="Text_20_body" style:list-style-name="L3">
      <style:paragraph-properties fo:margin-left="0in" fo:margin-right="0in" fo:margin-top="0in" fo:margin-bottom="0in" fo:line-height="100%" fo:orphans="2" fo:widows="2" fo:text-indent="0in" style:auto-text-indent="false"/>
      <style:text-properties fo:color="#000000"/>
    </style:style>
    <style:style style:name="P23" style:family="paragraph" style:parent-style-name="Text_20_body" style:list-style-name="L4">
      <style:paragraph-properties fo:margin-left="0in" fo:margin-right="0in" fo:margin-top="0in" fo:margin-bottom="0in" fo:line-height="100%" fo:orphans="2" fo:widows="2" fo:text-indent="0in" style:auto-text-indent="false"/>
      <style:text-properties fo:color="#000000"/>
    </style:style>
    <style:style style:name="P24" style:family="paragraph" style:parent-style-name="Text_20_body" style:list-style-name="L1">
      <style:paragraph-properties fo:margin-left="0in" fo:margin-right="0in" fo:margin-top="0in" fo:margin-bottom="0in" fo:line-height="100%" fo:orphans="2" fo:widows="2" fo:text-indent="0in" style:auto-text-indent="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25" style:family="paragraph" style:parent-style-name="Text_20_body" style:list-style-name="L2">
      <style:paragraph-properties fo:margin-left="0in" fo:margin-right="0in" fo:margin-top="0in" fo:margin-bottom="0in" fo:line-height="100%" fo:orphans="2" fo:widows="2" fo:text-indent="0in" style:auto-text-indent="false"/>
      <style:text-properties fo:color="#000000" style:font-name="Georgia" fo:font-size="10.5pt" style:font-size-asian="10.5pt" style:font-size-complex="10.5pt"/>
    </style:style>
    <style:style style:name="P26" style:family="paragraph" style:parent-style-name="Text_20_body">
      <style:paragraph-properties fo:margin-left="0in" fo:margin-right="0in" fo:margin-top="0in" fo:margin-bottom="0in" fo:line-height="100%" fo:orphans="2" fo:widows="2" fo:text-indent="0in" style:auto-text-indent="false"/>
    </style:style>
    <style:style style:name="P27" style:family="paragraph" style:parent-style-name="Text_20_body" style:list-style-name="L2">
      <style:paragraph-properties fo:margin-left="0in" fo:margin-right="0in" fo:margin-top="0in" fo:margin-bottom="0in" fo:line-height="100%" fo:orphans="2" fo:widows="2" fo:text-indent="0in" style:auto-text-indent="false"/>
    </style:style>
    <style:style style:name="P28" style:family="paragraph" style:parent-style-name="Text_20_body" style:list-style-name="L4">
      <style:paragraph-properties fo:margin-left="0in" fo:margin-right="0in" fo:margin-top="0in" fo:margin-bottom="0in" fo:line-height="100%" fo:orphans="2" fo:widows="2" fo:text-indent="0in" style:auto-text-indent="false"/>
    </style:style>
    <style:style style:name="P29"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30" style:family="paragraph" style:parent-style-name="Text_20_body" style:list-style-name="L4">
      <style:paragraph-properties fo:margin-left="0in" fo:margin-right="0in" fo:margin-top="0in" fo:margin-bottom="0in" fo:line-height="100%"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T1" style:family="text">
      <style:text-properties fo:font-weight="bold" style:font-weight-asian="bold" style:font-name-complex="Times New Roman2"/>
    </style:style>
    <style:style style:name="T2" style:family="text">
      <style:text-properties style:font-name-complex="Times New Roman2"/>
    </style:style>
    <style:style style:name="T3" style:family="text">
      <style:text-properties fo:font-variant="normal" fo:text-transform="none" style:font-name="Georgia" fo:letter-spacing="normal" fo:font-style="normal" fo:font-weight="normal"/>
    </style:style>
    <style:style style:name="T4" style:family="text">
      <style:text-properties fo:font-variant="normal" fo:text-transform="none" style:font-name="Georgia" fo:letter-spacing="normal" fo:font-style="normal" fo:font-weight="normal" style:font-weight-asian="normal" style:font-name-complex="Times New Roman2" style:font-weight-complex="normal"/>
    </style:style>
    <style:style style:name="T5" style:family="text">
      <style:text-properties fo:font-variant="normal" fo:text-transform="none" style:font-name="Georgia" fo:letter-spacing="normal" fo:font-style="normal" fo:font-weight="normal" style:font-weight-asian="normal" style:font-weight-complex="normal"/>
    </style:style>
    <style:style style:name="T6" style:family="text">
      <style:text-properties fo:font-variant="normal" fo:text-transform="none" style:font-name="Georgia"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style:font-name="Georgia" fo:letter-spacing="normal" fo:font-style="normal" fo:font-weight="bold" style:font-name-complex="Times New Roman2"/>
    </style:style>
    <style:style style:name="T8" style:family="text">
      <style:text-properties fo:font-variant="normal" fo:text-transform="none" style:font-name="Georgia" fo:letter-spacing="normal" fo:font-style="normal" style:text-underline-style="none" fo:font-weight="bold" style:font-weight-asian="bold" style:font-weight-complex="bold"/>
    </style:style>
    <style:style style:name="T9" style:family="text">
      <style:text-properties fo:font-variant="normal" fo:text-transform="none" style:font-name="Georgia" fo:letter-spacing="normal" fo:font-style="normal" style:text-underline-style="solid" style:text-underline-width="auto" style:text-underline-color="font-color" fo:font-weight="normal"/>
    </style:style>
    <style:style style:name="T10" style:family="text">
      <style:text-properties fo:font-variant="normal" fo:text-transform="none" style:font-name="Georgia" fo:font-size="10.5pt" fo:letter-spacing="normal" fo:font-style="normal" fo:font-weight="bold" style:font-size-asian="10.5pt" style:font-size-complex="10.5pt"/>
    </style:style>
    <style:style style:name="T11" style:family="text">
      <style:text-properties fo:font-variant="normal" fo:text-transform="none" style:font-name="Georgia" fo:font-size="10.5pt" fo:letter-spacing="normal" fo:font-style="normal" fo:font-weight="bold" style:font-size-asian="10.5pt" style:font-weight-asian="bold" style:font-size-complex="10.5pt" style:font-weight-complex="bold"/>
    </style:style>
    <style:style style:name="T12" style:family="text">
      <style:text-properties fo:font-variant="normal" fo:text-transform="none" style:font-name="Georgia" fo:font-size="10.5pt" fo:letter-spacing="normal" fo:font-style="normal" fo:font-weight="normal" style:font-size-asian="10.5pt" style:font-weight-asian="normal" style:font-size-complex="10.5pt" style:font-weight-complex="normal"/>
    </style:style>
    <style:style style:name="T13" style:family="text">
      <style:text-properties fo:font-variant="normal" fo:text-transform="none" style:font-name="Georgia" fo:font-size="10.5pt" fo:letter-spacing="normal" fo:font-style="normal" fo:font-weight="normal" style:font-size-asian="10.5pt" style:font-size-complex="10.5pt"/>
    </style:style>
    <style:style style:name="T14" style:family="text">
      <style:text-properties fo:font-variant="normal" fo:text-transform="none" style:font-name="Georgia" fo:font-size="10.5pt" fo:letter-spacing="normal" fo:font-style="normal" style:text-underline-style="solid" style:text-underline-width="auto" style:text-underline-color="font-color" fo:font-weight="normal" style:font-size-asian="10.5pt" style:font-size-complex="10.5pt"/>
    </style:style>
    <style:style style:name="T15" style:family="text">
      <style:text-properties fo:font-variant="normal" fo:text-transform="none" style:font-name="Georgia" fo:font-size="10.5pt" fo:letter-spacing="normal" fo:font-style="normal" style:text-underline-style="none" fo:font-weight="normal" style:font-size-asian="10.5pt" style:font-size-complex="10.5pt"/>
    </style:style>
    <style:style style:name="T16"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7"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8"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19" style:family="text">
      <style:text-properties fo:font-variant="normal" fo:text-transform="none"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20" style:family="text">
      <style:text-properties fo:font-variant="normal" fo:text-transform="none"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1" style:family="text">
      <style:text-properties fo:font-variant="normal" fo:text-transform="none" style:font-name="Georgia" fo:font-size="10.5pt" fo:letter-spacing="normal"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22" style:family="text">
      <style:text-properties fo:font-variant="normal" fo:text-transform="none" style:font-name="Georgia" fo:font-size="10.5pt" fo:letter-spacing="normal" fo:language="zxx" fo:country="none" style:font-name-asian="Georgia" style:font-size-asian="10.5pt" style:language-asian="zxx" style:country-asian="none" style:font-name-complex="Georgia" style:font-size-complex="10.5pt" style:language-complex="zxx" style:country-complex="none"/>
    </style:style>
    <style:style style:name="T23" style:family="text">
      <style:text-properties fo:font-variant="normal" fo:text-transform="none" style:font-name="Georgia" fo:font-size="10.5pt" fo:letter-spacing="normal" fo:font-style="italic" style:text-underline-style="solid" style:text-underline-width="auto" style:text-underline-color="font-color" fo:font-weight="normal" style:font-size-asian="10.5pt" style:font-style-asian="italic" style:font-size-complex="10.5pt" style:font-style-complex="italic"/>
    </style:style>
    <style:style style:name="T24" style:family="text">
      <style:text-properties fo:font-variant="normal" fo:text-transform="none" style:font-name="Georgia" fo:font-size="10.5pt" fo:letter-spacing="normal" fo:font-style="italic" fo:font-weight="normal" style:font-size-asian="10.5pt" style:font-style-asian="italic" style:font-size-complex="10.5pt" style:font-style-complex="italic"/>
    </style:style>
    <style:style style:name="T25" style:family="text">
      <style:text-properties fo:font-variant="normal" fo:text-transform="none" style:font-name="Georgia" fo:font-size="12pt" fo:letter-spacing="normal" fo:language="zxx" fo:country="none" fo:font-style="normal" fo:font-weight="normal"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26" style:family="text">
      <style:text-properties fo:font-variant="normal" fo:text-transform="none" style:font-name="Georgia" fo:font-size="12pt" fo:letter-spacing="normal" fo:language="none" fo:country="none" fo:font-style="normal" fo:font-weight="normal" style:font-name-asian="Georgia" style:font-size-asian="12pt" style:language-asian="none" style:country-asian="none" style:font-name-complex="Georgia" style:font-size-complex="12pt" style:language-complex="none" style:country-complex="none"/>
    </style:style>
    <style:style style:name="T27" style:family="text">
      <style:text-properties fo:font-variant="normal" fo:text-transform="none" fo:letter-spacing="normal" fo:font-style="normal" fo:font-weight="bold"/>
    </style:style>
    <style:style style:name="T28" style:family="text">
      <style:text-properties fo:font-variant="normal" fo:text-transform="none" fo:letter-spacing="normal" fo:font-style="normal" fo:font-weight="bold" style:font-weight-asian="bold" style:font-weight-complex="bold"/>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style:font-weight-asian="normal" style:font-weight-complex="normal"/>
    </style:style>
    <style:style style:name="T31" style:family="text">
      <style:text-properties fo:font-variant="normal" fo:text-transform="none" fo:letter-spacing="normal" fo:font-style="normal" style:text-underline-style="solid" style:text-underline-width="auto" style:text-underline-color="font-color" fo:font-weight="normal"/>
    </style:style>
    <style:style style:name="T32" style:family="text">
      <style:text-properties fo:font-variant="normal" fo:text-transform="none" fo:letter-spacing="normal" fo:font-style="normal" style:text-underline-style="none" fo:font-weight="normal"/>
    </style:style>
    <style:style style:name="T33" style:family="text">
      <style:text-properties fo:font-variant="normal" fo:text-transform="none" fo:letter-spacing="normal" fo:font-style="normal" style:text-underline-style="none" fo:font-weight="normal" style:font-weight-asian="normal" style:font-weight-complex="normal"/>
    </style:style>
    <style:style style:name="T34"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35" style:family="text">
      <style:text-properties fo:font-variant="normal" fo:text-transform="none" fo:color="#0a0a0a" style:font-name="Georgia" fo:letter-spacing="normal" fo:font-style="normal" fo:font-weight="normal" style:font-style-asian="normal" style:font-weight-asian="normal" style:font-style-complex="normal" style:font-weight-complex="normal"/>
    </style:style>
    <style:style style:name="T36" style:family="text">
      <style:text-properties fo:font-variant="normal" fo:text-transform="none" fo:color="#3b3d40" style:font-name="Georgia" fo:font-size="10.5pt" fo:letter-spacing="normal" fo:font-style="normal" fo:font-weight="normal" style:font-size-asian="10.5pt" style:font-size-complex="10.5pt"/>
    </style:style>
    <style:style style:name="T37" style:family="text">
      <style:text-properties fo:font-variant="normal" fo:text-transform="none" fo:color="#000000" style:font-name="Georgia" fo:font-size="10.5pt" fo:letter-spacing="normal" fo:font-style="normal" fo:font-weight="normal" style:font-size-asian="10.5pt" style:font-size-complex="10.5pt"/>
    </style:style>
    <style:style style:name="T38"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39"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40"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41"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42"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43"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44"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45" style:family="text">
      <style:text-properties fo:font-variant="normal" fo:text-transform="none" fo:color="#000000" style:font-name="Georgia" fo:font-size="12pt" fo:letter-spacing="normal" fo:language="none" fo:country="none" fo:font-style="normal" fo:font-weight="normal" style:font-name-asian="Georgia" style:font-size-asian="12pt" style:language-asian="none" style:country-asian="none" style:font-name-complex="Georgia" style:font-size-complex="12pt" style:language-complex="none" style:country-complex="none"/>
    </style:style>
    <style:style style:name="T46" style:family="text">
      <style:text-properties fo:font-variant="normal" fo:text-transform="none" fo:color="#208080" style:font-name="Georgia" fo:font-size="12pt" fo:letter-spacing="normal" fo:language="none" fo:country="none" fo:font-style="normal" fo:font-weight="normal" style:font-name-asian="Georgia" style:font-size-asian="12pt" style:language-asian="none" style:country-asian="none" style:font-name-complex="Georgia" style:font-size-complex="12pt" style:language-complex="none" style:country-complex="none"/>
    </style:style>
    <style:style style:name="T47" style:family="text">
      <style:text-properties fo:font-variant="normal" fo:text-transform="none" fo:color="#545454" style:font-name="Georgia" fo:font-size="12pt" fo:letter-spacing="normal" fo:language="none" fo:country="none" fo:font-style="italic" fo:font-weight="normal"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48" style:family="text">
      <style:text-properties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49"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50" style:family="text">
      <style:text-properties style:font-name="Georgia" fo:font-size="10.5pt"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51" style:family="text">
      <style:text-properties style:font-name="Georgia" fo:font-size="10.5pt"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52" style:family="text">
      <style:text-properties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53" style:family="text">
      <style:text-properties style:font-name="Georgia" fo:font-size="10.5pt"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54" style:family="text">
      <style:text-properties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55" style:family="text">
      <style:text-properties style:font-name="Georgia" fo:font-size="10.5pt" fo:language="zxx" fo:country="none" style:text-underline-style="solid" style:text-underline-width="auto" style:text-underline-color="font-color" style:font-name-asian="Georgia" style:font-size-asian="10.5pt" style:language-asian="zxx" style:country-asian="none" style:font-name-complex="Georgia" style:font-size-complex="10.5pt" style:language-complex="zxx" style:country-complex="none"/>
    </style:style>
    <style:style style:name="T56" style:family="text">
      <style:text-properties style:font-name="Georgia"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57" style:family="text">
      <style:text-properties style:font-name="Georgia" fo:language="zxx" fo:country="none" style:font-name-asian="Georgia" style:language-asian="zxx" style:country-asian="none" style:font-name-complex="Georgia" style:language-complex="zxx" style:country-complex="none"/>
    </style:style>
    <style:style style:name="T58" style:family="text">
      <style:text-properties style:font-name="Georgia" fo:language="zxx" fo:country="none" fo:font-style="normal" fo:font-weight="normal" style:font-name-asian="Georgia" style:language-asian="zxx" style:country-asian="none" style:font-name-complex="Georgia" style:language-complex="zxx" style:country-complex="none"/>
    </style:style>
    <style:style style:name="T59" style:family="text">
      <style:text-properties style:font-name="Georgia" fo:font-size="12pt" fo:language="zxx" fo:country="none" style:font-name-asian="Georgia" style:font-size-asian="12pt" style:language-asian="zxx" style:country-asian="none" style:font-name-complex="Georgia" style:font-size-complex="12pt" style:language-complex="zxx" style:country-complex="none"/>
    </style:style>
    <style:style style:name="T60"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61" style:family="text">
      <style:text-properties fo:font-style="normal" fo:font-weight="normal"/>
    </style:style>
    <style:style style:name="T62"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3"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64" style:family="text">
      <style:text-properties fo:color="#000000"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6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6"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67" style:family="text">
      <style:text-properties fo:color="#20808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68"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69"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70"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71" style:family="text">
      <style:text-properties fo:color="#bf303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72" style:family="text">
      <style:text-properties fo:color="#bf3030" style:font-name="Georgia" fo:font-size="10.5pt" fo:language="none" fo:country="none" style:font-name-asian="Georgia" style:font-size-asian="10.5pt" style:language-asian="none" style:country-asian="none" style:font-name-complex="Georgia" style:font-size-complex="10.5pt" style:language-complex="none" style:country-complex="none"/>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ve Duties of Christian</text:p>
      <text:p text:style-name="P14"/>
      <text:p text:style-name="P6"><text:span text:style-name="T1">Text:</text:span><text:span text:style-name="T2"> </text:span><text:span text:style-name="T7"><text:s/></text:span><text:span text:style-name="T4">I Corinthians16:13-14 “</text:span><text:span text:style-name="T56">Watch ye, stand fast in the faith, quit you like men, be strong.</text:span><text:span text:style-name="T57"> Let all your things be done with charity.”</text:span></text:p>
      <text:p text:style-name="P7"/>
      <text:h text:style-name="P6" text:outline-level="3"><text:span text:style-name="T1">Introduction:</text:span><text:span text:style-name="T2"> </text:span><text:span text:style-name="T3">Every Christian has something that they can do for the Lord. This morning we are going to examine 5 duties that Christians are assigned based on what Paul wrote here. </text:span></text:h>
      <text:h text:style-name="P16" text:outline-level="3"/>
      <text:p text:style-name="P11"><text:span text:style-name="T10">I. Watch: </text:span><text:span text:style-name="T12">I Corinthians16:13-14 “</text:span><text:span text:style-name="T48">Watch ye...</text:span><text:span text:style-name="T49">”</text:span><text:span text:style-name="T59"> </text:span><text:span text:style-name="T13">When you read through the New Testament you will find several places where Christians are to watch so that they will remain faithful.</text:span></text:p>
      <text:p text:style-name="P12"><text:span text:style-name="T28">1.</text:span><text:span text:style-name="T29"> </text:span><text:span text:style-name="T31">Elders are to watch out for our souls</text:span><text:span text:style-name="T29">. </text:span><text:span text:style-name="T32">Hebrews 13:17</text:span><text:span text:style-name="T33"> “</text:span><text:span text:style-name="T58">Obey them that have the rule over you, and submit yourselves: for they watch for your souls...” when a spiritual brother or sister challenges some behavior of ours we should be encouraged because they are watching out for us.</text:span></text:p>
      <text:p text:style-name="P11"><text:span text:style-name="T11">2.</text:span><text:span text:style-name="T13"> </text:span><text:span text:style-name="T14">We should be watching on how we conduct our lives</text:span><text:span text:style-name="T13"> so that we will be ready for the second coming of Christ. </text:span><text:span text:style-name="T13">Mark 13:35-37</text:span><text:span text:style-name="T13"> </text:span><text:span text:style-name="T12">“</text:span><text:span text:style-name="T16">Watch ye there-fore: for ye know not when the master of the house cometh, at even, or at midnight, or at the cockcrowing, in the morning: </text:span><text:span text:style-name="T48">Lest coming suddenly he find you sleeping. And what I say unto you I say unto all, Watch.” </text:span><text:span text:style-name="T48">I</text:span><text:span text:style-name="T48"> </text:span><text:span text:style-name="T48">Thessalonians 5:4-9</text:span><text:span text:style-name="T48"> “</text:span><text:span text:style-name="T49">But ye, brethren, are not in darkness, that that day should overtake you as a thief. Ye are all the children of light, and the children of the day: we are not of the night, nor of darkness. Therefore let us not sleep, as </text:span><text:span text:style-name="T52">do</text:span><text:span text:style-name="T49"> others; but let us watch and be sober. For they that sleep sleep in the night; and they that be drunken are drunken in the night. But let us, who are of the day, be sober, putting on the breast-plate of faith and love; and for an helmet, the hope of salvation.”</text:span></text:p>
      <text:p text:style-name="P11"><text:span text:style-name="T11">3.</text:span><text:span text:style-name="T13"> </text:span><text:span text:style-name="T14">Watch for opportunities to share Christ</text:span><text:span text:style-name="T13">. </text:span><text:span text:style-name="T13">John 4:35</text:span><text:span text:style-name="T13"> “</text:span><text:span text:style-name="T50">Say not ye, There are yet four months, and </text:span><text:span text:style-name="T53">then</text:span><text:span text:style-name="T50"> cometh harvest? ...I say unto you, Lift up your eyes, and look on the fields; for they are white already to harvest.”</text:span></text:p>
      <text:p text:style-name="P12"><text:span text:style-name="T28">4.</text:span><text:span text:style-name="T29"> </text:span><text:span text:style-name="T31">Watch for false teachers</text:span><text:span text:style-name="T29">. </text:span><text:span text:style-name="T29">I John 4:1</text:span><text:span text:style-name="T29"> “</text:span><text:span text:style-name="T58">Beloved, believe not every spirit, but try the spirits whether they are of God: because many false prophets are gone out into the world.” </text:span><text:span text:style-name="T58">Romans 16:17-18</text:span><text:span text:style-name="T58"> “Now I beseech you, brethren, mark them which cause divisions and offences contrary to the doctrine which ye have learned; and avoid them. For they that are such serve not our Lord Jesus Christ, but their own belly; and by good words and fair speeches deceive the hearts of the simple.”</text:span></text:p>
      <text:list xml:id="list6832071348783309203" text:style-name="L1">
        <text:list-header>
          <text:p text:style-name="P18"><text:span text:style-name="T8">5. </text:span><text:span text:style-name="T9">Watch our temper and our speech</text:span><text:span text:style-name="T3">. </text:span><text:span text:style-name="T3">James 1:19-20</text:span><text:span text:style-name="T3"> “</text:span><text:span text:style-name="T57">Wherefore, my beloved brethren, let every man be swift to hear, slow to speak, slow to wrath: For the wrath of man worketh not the righteousness of God.</text:span></text:p>
          <text:p text:style-name="P20"><text:span text:style-name="T54">6.</text:span><text:span text:style-name="T49"> </text:span><text:span text:style-name="T55">Watch for the Lord's return</text:span><text:span text:style-name="T49">. </text:span><text:span text:style-name="T48">Revelation 3:3</text:span><text:span text:style-name="T49"> “Remember therefore how thou hast received and heard, and hold fast, and repent. If</text:span><text:span text:style-name="T59"> </text:span><text:span text:style-name="T49">therefore thou</text:span><text:span text:style-name="T59"> </text:span><text:span text:style-name="T49">shalt not watch, I will come on thee as a thief, and thou shalt not know</text:span></text:p>
          <text:p text:style-name="P24">what hour I will come upon thee.”</text:p>
          <text:p text:style-name="P24"><text:s text:c="2"/>In a war zone who is the person to lead the patrol? It is the scout. He/ she is the one who carefully leads the way and warns of any danger signs. A good scout will keep you from being ambushed. <text:s/>A poor scout will lead you to your death.</text:p>
          <text:p text:style-name="P24"/>
        </text:list-header>
      </text:list>
      <text:list xml:id="list525219256350575992" text:style-name="L2">
        <text:list-header>
          <text:p text:style-name="P25"><text:span text:style-name="T27">II. Stand fast in the faith:</text:span><text:span text:style-name="T30"> Paul warned Christians to</text:span><text:bookmark text:name="yui-gen37"/><text:span text:style-name="T30"> stand fast in their liberty in Jesus (</text:span><text:a xlink:type="simple" xlink:href="https://www.blueletterbible.org/kjv/galatians/5/1/s_1096001" text:style-name="Internet_20_link" text:visited-style-name="Visited_20_Internet_20_Link"><text:span text:style-name="T34">Galatians 5:1</text:span></text:a><text:span text:style-name="T30">), in Christian unity (</text:span><text:bookmark text:name="yui-gen36"/><text:a xlink:type="simple" xlink:href="https://www.blueletterbible.org/kjv/philippians/1/27/s_1104027" text:style-name="Internet_20_link" text:visited-style-name="Visited_20_Internet_20_Link"><text:span text:style-name="T34">Philippians 1:27</text:span></text:a><text:span text:style-name="T30">), in the Lord Himself (</text:span><text:a xlink:type="simple" xlink:href="https://www.blueletterbible.org/kjv/philippians/4/1/s_1107001" text:style-name="Internet_20_link" text:visited-style-name="Visited_20_Internet_20_Link"><text:span text:style-name="T34">Philippians 4:1</text:span></text:a><text:span text:style-name="T30">), and in the teaching of the apostles (</text:span><text:bookmark text:name="yui-gen46"/><text:a xlink:type="simple" xlink:href="https://www.blueletterbible.org/kjv/2thessalonians/2/15/s_1118015" text:style-name="Internet_20_link" text:visited-style-name="Visited_20_Internet_20_Link"><text:span text:style-name="T34">2 Thessalonians 2:15</text:span></text:a><text:span text:style-name="T30">).</text:span></text:p>
          <text:p text:style-name="P27"><text:span text:style-name="T38"><text:s text:c="2"/>An excellent </text:span><text:span text:style-name="T39">illustration</text:span><text:span text:style-name="T38"> of what it means to stand fast is found in II </text:span><text:span text:style-name="T40">Samuel 23:11-12 “And after him </text:span><text:span text:style-name="T42">was</text:span><text:span text:style-name="T40"> Shammah the son of Agee the Hara-rite. And the Philistines were gathered together into a troop, where was a piece of ground full of lentiles: and the people fled from the Philistines. </text:span><text:span text:style-name="T62">But he stood in the midst of the ground, and defended it, and slew the Philistines: and the LORD wrought a great victory.”</text:span></text:p>
          <text:p text:style-name="P25"><text:span text:style-name="T5"><text:s text:c="2"/></text:span><text:span text:style-name="T6">To “Stand fast” is to “k</text:span><text:span text:style-name="T35">eep in your ranks;” “do not be disorderly;” <text:s/>“be determined to keep your ranks unbroken;” <text:s/>“keep close</text:span><text:bookmark text:name="yui-gen43"/><text:span text:style-name="T35"> together.” or “stand alone (just you and God)”</text:span></text:p>
          <text:p text:style-name="P21"><text:span text:style-name="T12"><text:s/>In Ephesians 6:11-12 he says: “</text:span><text:span text:style-name="T51">Put on the whole armour of God, that ye may be able to stand against the wiles of the devil. </text:span><text:span text:style-name="T49">For we wrestle not against flesh and blood, but against principalities, against powers, against the rulers of the darkness of this world, against spiritual wickedness in high </text:span><text:span text:style-name="T52">places.” </text:span><text:span text:style-name="T17">This is how we stand fast in the faith we put on the whole armor of God. Paul goes on to describe how this is to be done. </text:span><text:span text:style-name="T18">Ephesians 6:13-18 “</text:span><text:span text:style-name="T49">Wherefore take unto you the whole armour of 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Praying always with all prayer and supplication in the Spirit, and watch-ing thereunto with all perseverance and supplication for all saints;” </text:span><text:span text:style-name="T14">If want to stand in the faith you must immerse yourself in Gods Word and make prayer a part of your life every singe day</text:span><text:span text:style-name="T15">. </text:span><text:span text:style-name="T23">The armor of God will do you no good if you leave it hanging in the closet</text:span><text:span text:style-name="T24">.</text:span><text:span text:style-name="T13"> You certainly will not be good at defending yourself against the devil if you don’t use Gods word every day. Let us never forget the source of our strength, is to stand in the faith. Philippians 4:11-13 “</text:span><text:span text:style-name="T19">Not that I speak in respect of want: for I have learned, in whatsoever state I am, </text:span><text:span text:style-name="T20">therewith</text:span><text:span text:style-name="T19"> to be content.</text:span><text:span text:style-name="T49"> I know both how to be abased, and I know how to abound: every where and in all things I am instructed both to be full and to be hungry, both to abound and to suffer need. I can do all things through Christ which strengtheneth me.” </text:span><text:span text:style-name="T13">Let us always be willing to take a stand for the Lord.</text:span></text:p>
        </text:list-header>
      </text:list>
      <text:p text:style-name="P2"><text:soft-page-break/><text:span text:style-name="T37"><text:s text:c="3"/>S</text:span><text:span text:style-name="T36">tanding fast means: Don’t ride a spiritual roller coaster. High/low, up/down, on/off, hot/cold. Don’t waver or retreat. Specifically, Paul says to stand firm in the faith. Real men/women read the Word of God daily. We build our lives on the Word of God. There are many doctrines in the Bible: Bible, God, Jesus, Holy Spirit, Sin, Salvation, Church, Christian Life, Angels/Demons, and End Times. We need to know what we believe about these things. Leaders are those who take a stand. We must have compassion and love for those we disagree with. Compassion is not compromise. We should show respect and love to everyone, however there are Biblical truths on which we must take a stand.</text:span></text:p>
      <text:p text:style-name="P4">Illustrate: </text:p>
      <text:p text:style-name="P13">“<text:span text:style-name="T61">The hosts of Midian had come up, and a large army of about 32,000 was gathered together by Israel. But God reduced that army to a mere handful. Of the 32,000 there were only 300 whom God could trust. He knew these would stand, that they would never quit, that they would never compromise. So He dismissed the rest, and with the little 300, the remnant, He discomfited and routed the hosts of Midian. God has always done His greatest work through a remnant. Get rid of the notion of numbers. What God wants is a man or a woman who is prepared to ‘stand’, whose feet are ‘shod with the equipment of the gospel of peace’.”</text:span></text:p>
      <text:p text:style-name="P5"><text:s text:c="2"/>God would rather work with one or two who will take a stand for Him than thousands of folks who waver and have to take a vote to decide what they believe.</text:p>
      <text:p text:style-name="P3"/>
      <text:list xml:id="list8845111818162576095" text:style-name="L3">
        <text:list-header>
          <text:p text:style-name="P22"><text:span text:style-name="T10">III. Be Brave: </text:span><text:span text:style-name="T12">“quit ye like men” </text:span><text:span text:style-name="T13">The idea behind this word is to grow up and be like men. Every Christian should strive to grow into maturity. Too many people are content to be living on the milk of the word. They're not willing to grow or learn. They are content to know just the most basic principles of the word. Notice what Paul says to the Ephesians. 4:14-15 “</text:span><text:span text:style-name="T22">That we </text:span><text:span text:style-name="T21">henceforth</text:span><text:span text:style-name="T22"> be no more children, tossed to and fro, and carried about with every wind of doctrine, by the sleight of men, </text:span><text:span text:style-name="T21">and</text:span><text:span text:style-name="T22"> cunning craftiness, whereby they lie in wait to deceive;</text:span><text:span text:style-name="T49"> But speaking the truth in love, may grow up into him in all things, which is the head, </text:span><text:span text:style-name="T52">even</text:span><text:span text:style-name="T49"> Christ:” </text:span><text:span text:style-name="T13">If you're not growing then you will be an easy target for false doctrine; you cannot be a brave or a mature man or women; you will be like a child who can be easily manipulated and deceived. I Corinthians 13:11 says: “</text:span><text:span text:style-name="T19">When I was a child, I spake as a child, I understood as a child, I thought as a child: but when I became a man, I put away childish things.” Paul re-minds us in I Corinthians 14:20 “Brethren, be not children in under-standing: howbeit in malice be ye children, but in understanding be men.” Every </text:span><text:span text:style-name="T13">Christian should strive to be more mature in Gods Word. Bravery is not the lack of fear. Bravery is being mature enough to act with courage in the face of fear. Fear says: “Oh that enemy is huge!” Bravery says: “That enemy is so big I can easily hit him.” </text:span></text:p>
        </text:list-header>
      </text:list>
      <text:p text:style-name="P8"><text:s text:c="2"/>A smart man may join the military because of the GI Bill or because of the job training and/or experience. A brave man is one who goes down and enlists in the military because the Japanese just attacked the naval base at Pearl Harbor. It is the one who sees a need to put himself between the enemy guns and his family back home. Being brave is Pat Tillman leaving the NFL and enlisting in the Army Rangers as his response to the attacks of 911.</text:p>
      <text:p text:style-name="P8"/>
      <text:list xml:id="list8222256951004805430" text:style-name="L4">
        <text:list-header>
          <text:p text:style-name="P23"><text:span text:style-name="T10">IV. Be strong: </text:span><text:span text:style-name="T13">God wants His people to be strong. Joshua 1:7-9 “</text:span><text:span text:style-name="T49">Only be thou strong and very courageous, that thou mayest observe to do ac-cording to all the law, which Moses my servant commanded thee: turn not from it </text:span><text:span text:style-name="T52">to</text:span><text:span text:style-name="T49"> the right hand or </text:span><text:span text:style-name="T52">to</text:span><text:span text:style-name="T49"> the left, that thou mayest prosper whithersoever thou goest. This book of the law shall not depart out of thy mouth; but thou shalt meditate therein day and night, that thou mayest observe to do according to all that is written therein: for then thou shalt make thy way prosperous, and then thou shalt have good success. Have not I commanded thee? Be strong and of a good courage; be not afraid, neither be thou dismayed: for the LORD thy God </text:span><text:span text:style-name="T52">is</text:span><text:span text:style-name="T49"> with thee whither-soever thou goest.” </text:span><text:span text:style-name="T13">It takes courage to follow Gods will. Joshua was instructed not to turn away from Gods commands to the right or to the left. It is imperative that we do not turn to the right or the left from God's commands. Notice how this is accomplished: “</text:span><text:span text:style-name="T19">but thou shalt meditate therein day and night, that thou mayest observe to do according to all that is written therein.” </text:span></text:p>
          <text:p text:style-name="P28"><text:span text:style-name="T41"><text:s text:c="2"/>Paul told the Ephesians: "...</text:span><text:span text:style-name="T41">be strong in the Lord, and in the power of his might.”</text:span><text:span text:style-name="T41"> Note: he did not say to be strong in muscle tone, nor did he say to be of a strong mind. He said to be strong "in the Lord"</text:span><text:span text:style-name="T37"> to be strong in the Lord means that our strength comes from Him. We need strong Believers in the church that are willing to stand against false teaching and that are more afraid of God than man. We need strong folks who will serve boldly in the capacity that has been given to them. We need strong preachers in the pulpit. Those who are willing to preach the whole council of God. Many preachers today avoid topics that step on people toes. Hebrews 5:13-14 says: “</text:span><text:span text:style-name="T41">For every one that useth milk </text:span><text:span text:style-name="T43">is</text:span><text:span text:style-name="T41"> unskillful in the word of righteousness: for he is a babe.</text:span><text:span text:style-name="T63"> But strong meat belongeth to them that are of full age, </text:span><text:span text:style-name="T64">even</text:span><text:span text:style-name="T63"> those who by reason of use have their senses exercised to discern both good and evil.” To be strong physically one must change their diet and spend a great amount of time in the gym. </text:span><text:span text:style-name="T37">If you want to be strong in the Lord you must increase your diet of solid food and spend a great amount of time in the Word. What does the believer's diet consist of? Lots of scripture and prayer. Reading and meditating on the Word of God.</text:span></text:p>
          <text:p text:style-name="P28"><text:span text:style-name="T37"><text:s text:c="2"/>When David faced Goliath, it wasn't his first battle. He had participated in battles with a lion as well as a bear but it was not the statur e of his foe that enabled his victory. Listen to what he told King Saul: “...</text:span><text:span text:style-name="T41">The LORD </text:span><text:soft-page-break/><text:span text:style-name="T41">that delivered me out of the paw of the lion, and out of the paw of the bear, he will deliver me out of the hand of this Philistine...”</text:span></text:p>
          <text:p text:style-name="P30"><text:s text:c="2"/>When Elisha faced down the 450 prophets of Baal and the 400 prophets of the groves; He had come from three years of prayer and communion with God. He was fed by ravens and a poor widow as he spent his days alone with God. He was strong in the Lord and all of Israel knew it. </text:p>
        </text:list-header>
      </text:list>
      <text:p text:style-name="P8"><text:s text:c="2"/>Several years ago my younger brother, Danny, was working construction and a huge wind storm came up. He saw the 30 foot wall begin to buckle and ran to support it. The wind pushed the wall on top of him and twisted him like a pretzel. His cousin saw what happened and ran to rescue him. Danny told me that he reached down with one hand and lifted the wall and pulled him out with the other. He said: “Joel, adrenaline must have kicked in because there is no other way he could have done that. Let me tell you this morning that there is something that is stronger and more reliable than adrenaline and that is the power of the Lord.</text:p>
      <text:p text:style-name="P8"/>
      <text:p text:style-name="P11"><text:span text:style-name="T10">V. Do all things in a charitable manner: <text:s/></text:span><text:span text:style-name="T12">A good definition of Charity is: “The action of love.” </text:span></text:p>
      <text:p text:style-name="P11"><text:span text:style-name="T12"><text:s text:c="2"/>Actions of l</text:span><text:span text:style-name="T13">ove is a major theme in the Bible. It is because of Love that God gave us His only begotten Son and this love motivates us to love God and try and obey His will. Without love for God and love for His people we are nothing. It doesn’t matter how many good deeds you do if you are not motivated by love than it’s a waste of time. We are challenged to be examples of Gods love and we should show others the love that can only be found with a close relationship with God. In </text:span><text:span text:style-name="T16">John 14:15 Jesus said “If ye love me, keep my commandments.” I John 5:3 “For this is the</text:span><text:span text:style-name="T25"> </text:span><text:span text:style-name="T16">love of God, that we keep his commandments: and his commandments are not grievous.” </text:span><text:span text:style-name="T13">This is how we show the love of God: by acting in obedience to Gods will. A person can say they have love, all day long, but until they show it by how they live, their words don’t mean much. <text:s/>I John 3:18 “</text:span><text:span text:style-name="T50">My little children, let us not love in word, neither in tongue; but in deed and in truth” </text:span><text:span text:style-name="T13">John is saying: “actions speak much more clearly than words.”</text:span></text:p>
      <text:p text:style-name="P10"><text:span text:style-name="T3"><text:s text:c="2"/>We must be careful that we don’t become lovers of ourselves or pleasure; notice Paul’s warning to Timothy. </text:span><text:span text:style-name="T3">II Timothy 3:1-5</text:span><text:span text:style-name="T3"> “</text:span><text:span text:style-name="T58">This know also, that </text:span><text:span text:style-name="T58">in the last days perilous times shall come.</text:span><text:span text:style-name="T57"> For men shall be lovers of their own selves, covetous, boasters, proud, blasphemers, disobedient to parents, unthankful, unholy, Without natural affection, trucebreakers, false accusers, incontinent, fierce, despisers of those that are good, Traitors, heady, highminded, lovers of pleasures more than lovers of God;</text:span></text:p>
      <text:p text:style-name="P1"><text:span text:style-name="T57">Having a form of godliness, but denying the power thereof: from such turn away.” <text:s/></text:span><text:span text:style-name="T9">People who have self love will find themselves separated from God and separated from Gods people because as Christians we are to turn away from those who have this misdirected love</text:span><text:span text:style-name="T3">.</text:span></text:p>
      <text:p text:style-name="P11"><text:span text:style-name="T13"><text:s text:c="2"/>Perhaps one the hardest task a Christian must learn to do it to love your enemy. Matthew 5:44-46 “</text:span><text:span text:style-name="T50">But I say unto you, Love your enemies, bless them that curse you, do good to them that hate you, and pray for them which despitefully use you, and persecute you; </text:span><text:span text:style-name="T49">That ye may be the children of your Father which is in heaven: for he maketh his sun to rise on the evil and on the good, and sendeth rain on the just and on the unjust. For if ye love them which love you, what reward have ye? do not even the publicans the same?” </text:span><text:span text:style-name="T13">It's easy love your friends and family even non-Christians do that but if you want to be pleasing to God you must also love your enemies. </text:span></text:p>
      <text:p text:style-name="P26"><text:span text:style-name="T37"><text:s text:c="2"/>When Jesus was asked what is the great commandment; He responded: “</text:span><text:span text:style-name="T44">...</text:span><text:span text:style-name="T65">Thou shalt love the Lord thy God with all thy heart, and with all thy soul, and with all thy mind. This is the first and great commandment. And the second </text:span><text:span text:style-name="T66">is</text:span><text:span text:style-name="T65"> like unto it, Thou shalt love thy neighbour as thyself.”</text:span></text:p>
      <text:p text:style-name="P8"/>
      <text:p text:style-name="P11"><text:span text:style-name="T11">Conclude:</text:span><text:span text:style-name="T13"> Let's read the five duties that Paul mentioned in </text:span><text:span text:style-name="T13">I Corinth-ians 16:13</text:span><text:span text:style-name="T13"> “</text:span><text:span text:style-name="T19">Watch ye, stand fast in the faith, quit you like men, be strong. </text:span><text:span text:style-name="T49">Let all your things be done with charity.”</text:span></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4</meta:editing-cycles>
    <meta:creation-date>2014-03-28T17:34:00</meta:creation-date>
    <dc:date>2020-07-18T23:39:36.63</dc:date>
    <meta:editing-duration>P18DT17H28M33S</meta:editing-duration>
    <meta:generator>OpenOffice/4.1.3$Win32 OpenOffice.org_project/413m1$Build-9783</meta:generator>
    <meta:document-statistic meta:table-count="0" meta:image-count="0" meta:object-count="0" meta:page-count="3" meta:paragraph-count="34" meta:word-count="2947" meta:character-count="157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